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10.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onstantStromQu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stantstromquelle</text:p>
          </table:table-cell>
          <table:table-cell office:value-type="string" calcext:value-type="string">
            <text:p>Package_TO_SOT_THT:TO-92L_Inline_Wide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Connector_Pin:Pin_D0.9mm_L10.0mm_W2.4mm_FlatFork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-Pin</text:p>
          </table:table-cell>
          <table:table-cell office:value-type="string" calcext:value-type="string">
            <text:p>Connector_Pin:Pin_D0.9mm_L10.0mm_W2.4mm_FlatFork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BS/BSS138.pdf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Reserve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041DIM3-1.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1-n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M8521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I:\User_Daten\andi_dir\Dokumente\Technik\Digi-Uhr\SGM8521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ed-by>Andreas Blum</meta:printed-by>
    <meta:print-date>2021-03-11T22:02:29.209000000</meta:print-date>
    <dc:date>2021-03-11T22:16:46.138000000</dc:date>
    <dc:creator>Andreas Blum</dc:creator>
    <meta:editing-duration>PT5M19S</meta:editing-duration>
    <meta:editing-cycles>1</meta:editing-cycles>
    <meta:document-statistic meta:table-count="1" meta:cell-count="60" meta:object-count="0"/>
    <meta:generator>LibreOffice/7.0.4.2$Windows_X86_64 LibreOffice_project/dcf040e67528d9187c66b2379df5ea4407429775</meta:generator>
  </office:meta>
</office:document-meta>
</file>